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23cm" fo:min-width="1.501cm"/>
    </style:style>
    <style:style style:name="gr2" style:family="graphic" style:parent-style-name="standard">
      <style:graphic-properties draw:textarea-horizontal-align="justify" draw:textarea-vertical-align="middle" draw:auto-grow-height="false" fo:min-height="0.729cm" fo:min-width="1.24cm"/>
    </style:style>
    <style:style style:name="gr3" style:family="graphic" style:parent-style-name="standard">
      <style:graphic-properties draw:stroke="none" svg:stroke-color="#000000" draw:fill="none" draw:fill-color="#ffffff" draw:textarea-horizontal-align="left" draw:auto-grow-height="true" draw:auto-grow-width="false" fo:min-height="0.572cm" fo:min-width="1.987cm"/>
    </style:style>
    <style:style style:name="gr4" style:family="graphic" style:parent-style-name="standard">
      <style:graphic-properties draw:stroke="none" svg:stroke-color="#000000" draw:fill="none" draw:fill-color="#ffffff" draw:textarea-horizontal-align="left" draw:auto-grow-height="true" draw:auto-grow-width="false" fo:min-height="1.776cm" fo:min-width="0.974cm"/>
    </style:style>
    <style:style style:name="gr5" style:family="graphic" style:parent-style-name="standard">
      <style:graphic-properties draw:textarea-horizontal-align="justify" draw:textarea-vertical-align="middle" draw:auto-grow-height="false" fo:min-height="1.49cm" fo:min-width="1.401cm"/>
    </style:style>
    <style:style style:name="gr6" style:family="graphic" style:parent-style-name="standard">
      <style:graphic-properties draw:textarea-horizontal-align="justify" draw:textarea-vertical-align="middle" draw:auto-grow-height="false" fo:min-height="1.282cm" fo:min-width="3.401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svg:stroke-color="#ff3399" draw:marker-end="Arrow" draw:marker-end-width="0.3cm" draw:fill="none" draw:textarea-vertical-align="middle"/>
    </style:style>
    <style:style style:name="gr9" style:family="graphic" style:parent-style-name="objectwithoutfill">
      <style:graphic-properties svg:stroke-color="#3333ff" draw:marker-end="Arrow" draw:marker-end-width="0.3cm" draw:fill="none" draw:textarea-vertical-align="middle"/>
    </style:style>
    <style:style style:name="gr10" style:family="graphic" style:parent-style-name="objectwithoutfill">
      <style:graphic-properties svg:stroke-color="#00ff66" draw:marker-end="Arrow" draw:marker-end-width="0.3cm" draw:fill="none" draw:textarea-vertical-align="middle"/>
    </style:style>
    <style:style style:name="gr11" style:family="graphic" style:parent-style-name="objectwithoutfill">
      <style:graphic-properties svg:stroke-color="#ff3333" draw:marker-end="Arrow" draw:marker-end-width="0.3cm" draw:fill="none" draw:textarea-vertical-align="middle"/>
    </style:style>
    <style:style style:name="gr12" style:family="graphic" style:parent-style-name="objectwithoutfill">
      <style:graphic-properties svg:stroke-color="#ff0000" draw:marker-end="Arrow" draw:marker-end-width="0.3cm" draw:fill="none" draw:textarea-vertical-align="middle"/>
    </style:style>
    <style:style style:name="gr13" style:family="graphic" style:parent-style-name="objectwithoutfill">
      <style:graphic-properties svg:stroke-color="#99ff33" draw:marker-end="Arrow" draw:marker-end-width="0.3cm" draw:fill="none" draw:textarea-vertical-align="middle"/>
    </style:style>
    <style:style style:name="gr14" style:family="graphic" style:parent-style-name="objectwithoutfill">
      <style:graphic-properties svg:stroke-color="#66ff66"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textarea-horizontal-align="justify" draw:textarea-vertical-align="middle" draw:auto-grow-height="false" fo:min-height="0.838cm" fo:min-width="1.512cm"/>
    </style:style>
    <style:style style:name="gr17" style:family="graphic" style:parent-style-name="objectwithoutfill">
      <style:graphic-properties draw:stroke="dash" draw:stroke-dash="Fine_20_Dotted" draw:marker-end="Arrow" draw:marker-end-width="0.3cm" draw:fill="none" draw:textarea-vertical-align="middle"/>
    </style:style>
    <style:style style:name="P1" style:family="paragraph">
      <style:paragraph-properties fo:text-align="center"/>
      <style:text-properties fo:font-size="12pt" style:font-size-asian="12pt" style:font-size-complex="12pt"/>
    </style:style>
    <style:style style:name="P2" style:family="paragraph">
      <loext:graphic-properties draw:fill="none" draw:fill-color="#ffffff"/>
      <style:paragraph-properties fo:text-align="center"/>
      <style:text-properties fo:font-size="12pt" style:font-size-asian="12pt" style:font-size-complex="12pt"/>
    </style:style>
    <style:style style:name="P3" style:family="paragraph">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none" draw:fill-color="#ffffff"/>
    </style:style>
    <style:style style:name="P7"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cm" svg:height="2.601cm" svg:x="1cm" svg:y="5.296cm">
          <text:p text:style-name="P1"><text:span text:style-name="T1">IDB</text:span></text:p>
          <text:p text:style-name="P1"><text:span text:style-name="T1">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xml:id="id3" draw:id="id3" draw:layer="layout" svg:width="2cm" svg:height="2.601cm" svg:x="1cm" svg:y="12.197cm">
          <text:p text:style-name="P1"><text:span text:style-name="T1">IDB</text:span></text:p>
          <text:p text:style-name="P1"><text:span text:style-name="T1">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2" draw:id="id2" draw:layer="layout" svg:width="3.2cm" svg:height="1.801cm" svg:x="4.601cm" svg:y="5.698cm">
          <text:p text:style-name="P1"><text:span text:style-name="T1">Idb2yad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3.626cm" svg:height="0.822cm" svg:x="4.1cm" svg:y="7.578cm">
          <draw:text-box>
            <text:p text:style-name="P1"><text:span text:style-name="T1">YaTool-idaModel</text:span></text:p>
          </draw:text-box>
        </draw:frame>
        <draw:custom-shape draw:style-name="gr2" draw:text-style-name="P1" xml:id="id4" draw:id="id4" draw:layer="layout" svg:width="3.2cm" svg:height="1.801cm" svg:x="4.5cm" svg:y="12.597cm">
          <text:p text:style-name="P1"><text:span text:style-name="T1">Idb2yad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xml:id="id6" draw:id="id6" draw:layer="layout" svg:width="2cm" svg:height="2.601cm" svg:x="9.1cm" svg:y="5.3cm">
          <text:p text:style-name="P1"><text:span text:style-name="T1">YADB</text:span></text:p>
          <text:p text:style-name="P1"><text:span text:style-name="T1">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xml:id="id5" draw:id="id5" draw:layer="layout" svg:width="2cm" svg:height="2.601cm" svg:x="9cm" svg:y="12.199cm">
          <text:p text:style-name="P1"><text:span text:style-name="T1">YADB</text:span></text:p>
          <text:p text:style-name="P1"><text:span text:style-name="T1">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 draw:text-style-name="P2" draw:layer="layout" svg:width="5.002cm" svg:height="2.026cm" svg:x="7.6cm" svg:y="8.174cm">
          <draw:text-box>
            <text:p text:style-name="P1"><text:span text:style-name="T1">Flatbuffer</text:span></text:p>
            <text:p text:style-name="P1"><text:span text:style-name="T1">Signature des fonctions</text:span></text:p>
            <text:p text:style-name="P1"><text:span text:style-name="T1">ImgBytes + firstBytes</text:span></text:p>
          </draw:text-box>
        </draw:frame>
        <draw:custom-shape draw:style-name="gr5" draw:text-style-name="P1" xml:id="id7" draw:id="id7" draw:layer="layout" svg:width="3.499cm" svg:height="3.2cm" svg:x="13.799cm" svg:y="3.899cm">
          <text:p text:style-name="P3"><text:span text:style-name="T1">Association</text:span></text:p>
          <text:p text:style-name="P3"><text:span text:style-name="T1">Initiale</text:span></text:p>
          <text:p text:style-name="P3"><text:span text:style-name="T1">1</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1" xml:id="id9" draw:id="id9" draw:layer="layout" svg:width="3.499cm" svg:height="3.2cm" svg:x="13.799cm" svg:y="8.199cm">
          <text:p text:style-name="P3"><text:span text:style-name="T1">Références</text:span></text:p>
          <text:p text:style-name="P3"><text:span text:style-name="T1">Montantes</text:span></text:p>
          <text:p text:style-name="P3"><text:span text:style-name="T1">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1" xml:id="id11" draw:id="id11" draw:layer="layout" svg:width="3.499cm" svg:height="3.2cm" svg:x="13.901cm" svg:y="12.999cm">
          <text:p text:style-name="P3"><text:span text:style-name="T1">Références</text:span></text:p>
          <text:p text:style-name="P3"><text:span text:style-name="T1">Descendantes</text:span></text:p>
          <text:p text:style-name="P3"><text:span text:style-name="T1">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 xml:id="id8" draw:id="id8" draw:layer="layout" svg:width="3.9cm" svg:height="2.901cm" svg:x="18.4cm" svg:y="3.998cm">
          <text:p text:style-name="P1"><text:span text:style-name="T1">Base de relations</text:span></text:p>
          <text:p text:style-name="P1"><text:span text:style-name="T1">1 – 1</text:span></text:p>
          <text:p text:style-name="P1"><text:span text:style-name="T1">A -&gt; 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 xml:id="id10" draw:id="id10" draw:layer="layout" svg:width="3.9cm" svg:height="2.901cm" svg:x="18.4cm" svg:y="8.299cm">
          <text:p text:style-name="P1"><text:span text:style-name="T1">Base de relations</text:span></text:p>
          <text:p text:style-name="P1"><text:span text:style-name="T1">A -&gt; 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 xml:id="id12" draw:id="id12" draw:layer="layout" svg:width="3.9cm" svg:height="2.901cm" svg:x="18.5cm" svg:y="13.099cm">
          <text:p text:style-name="P1"><text:span text:style-name="T1">Base de relations</text:span></text:p>
          <text:p text:style-name="P1"><text:span text:style-name="T1">Sûre</text:span></text:p>
          <text:p text:style-name="P1"><text:span text:style-name="T1">A -&gt; 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4" draw:layer="layout" draw:type="line" svg:x1="3cm" svg:y1="6.597cm" svg:x2="4.601cm" svg:y2="6.598cm" draw:start-shape="id1" draw:start-glue-point="8" draw:end-shape="id2" draw:end-glue-point="3" svg:d="M3000 6597l1601 1" svg:viewBox="0 0 1602 2">
          <text:p/>
        </draw:connector>
        <draw:connector draw:style-name="gr7" draw:text-style-name="P4" draw:layer="layout" draw:type="line" svg:x1="3cm" svg:y1="13.498cm" svg:x2="4.5cm" svg:y2="13.497cm" draw:start-shape="id3" draw:start-glue-point="8" draw:end-shape="id4" svg:d="M3000 13498l1500-1" svg:viewBox="0 0 1501 2">
          <text:p/>
        </draw:connector>
        <draw:connector draw:style-name="gr7" draw:text-style-name="P4" draw:layer="layout" draw:type="line" svg:x1="7.7cm" svg:y1="13.497cm" svg:x2="9cm" svg:y2="13.5cm" draw:start-shape="id4" draw:start-glue-point="1" draw:end-shape="id5" draw:end-glue-point="6" svg:d="M7700 13497l1300 3" svg:viewBox="0 0 1301 4">
          <text:p/>
        </draw:connector>
        <draw:connector draw:style-name="gr7" draw:text-style-name="P4" draw:layer="layout" draw:type="line" svg:x1="7.801cm" svg:y1="6.598cm" svg:x2="9.1cm" svg:y2="6.601cm" draw:start-shape="id2" draw:start-glue-point="1" draw:end-shape="id6" draw:end-glue-point="6" svg:d="M7801 6598l1299 3" svg:viewBox="0 0 1300 4">
          <text:p/>
        </draw:connector>
        <draw:connector draw:style-name="gr8" draw:text-style-name="P4" draw:layer="layout" draw:type="line" svg:x1="17.298cm" svg:y1="5.499cm" svg:x2="18.4cm" svg:y2="5.449cm" draw:start-shape="id7" draw:start-glue-point="1" draw:end-shape="id8" draw:end-glue-point="6" svg:d="M17298 5499l1102-50" svg:viewBox="0 0 1103 51">
          <text:p/>
        </draw:connector>
        <draw:connector draw:style-name="gr9" draw:text-style-name="P4" draw:layer="layout" draw:type="line" svg:x1="17.298cm" svg:y1="9.799cm" svg:x2="18.4cm" svg:y2="9.75cm" draw:start-shape="id9" draw:start-glue-point="1" draw:end-shape="id10" draw:end-glue-point="6" svg:d="M17298 9799l1102-49" svg:viewBox="0 0 1103 50">
          <text:p/>
        </draw:connector>
        <draw:connector draw:style-name="gr10" draw:text-style-name="P4" draw:layer="layout" draw:type="line" svg:x1="17.4cm" svg:y1="14.599cm" svg:x2="18.5cm" svg:y2="14.55cm" draw:start-shape="id11" draw:start-glue-point="1" draw:end-shape="id12" draw:end-glue-point="6" svg:d="M17400 14599l1100-49" svg:viewBox="0 0 1101 50">
          <text:p/>
        </draw:connector>
        <draw:connector draw:style-name="gr11" draw:text-style-name="P4" draw:layer="layout" draw:type="line" svg:x1="11.1cm" svg:y1="6.601cm" svg:x2="13.799cm" svg:y2="5.499cm" draw:start-shape="id6" draw:start-glue-point="8" draw:end-shape="id7" draw:end-glue-point="3" svg:d="M11100 6601l2699-1102" svg:viewBox="0 0 2700 1103">
          <text:p/>
        </draw:connector>
        <draw:connector draw:style-name="gr12" draw:text-style-name="P4" draw:layer="layout" draw:type="line" svg:x1="11cm" svg:y1="13.5cm" svg:x2="13.799cm" svg:y2="5.499cm" draw:start-shape="id5" draw:start-glue-point="8" draw:end-shape="id7" svg:d="M11000 13500l2799-8001" svg:viewBox="0 0 2800 8002">
          <text:p/>
        </draw:connector>
        <draw:connector draw:style-name="gr9" draw:text-style-name="P4" draw:layer="layout" draw:type="line" svg:x1="11.1cm" svg:y1="6.601cm" svg:x2="13.799cm" svg:y2="9.799cm" draw:start-shape="id6" draw:start-glue-point="8" draw:end-shape="id9" draw:end-glue-point="3" svg:d="M11100 6601l2699 3198" svg:viewBox="0 0 2700 3199">
          <text:p/>
        </draw:connector>
        <draw:connector draw:style-name="gr9" draw:text-style-name="P4" draw:layer="layout" draw:type="line" svg:x1="11cm" svg:y1="13.5cm" svg:x2="13.799cm" svg:y2="9.799cm" draw:start-shape="id5" draw:start-glue-point="8" draw:end-shape="id9" draw:end-glue-point="3" svg:d="M11000 13500l2799-3701" svg:viewBox="0 0 2800 3702">
          <text:p/>
        </draw:connector>
        <draw:connector draw:style-name="gr9" draw:text-style-name="P4" draw:layer="layout" draw:type="line" svg:x1="18.4cm" svg:y1="5.449cm" svg:x2="15.548cm" svg:y2="8.199cm" draw:start-shape="id8" draw:start-glue-point="6" draw:end-shape="id9" draw:end-glue-point="0" svg:d="M18400 5449l-2852 2750" svg:viewBox="0 0 2853 2751">
          <text:p/>
        </draw:connector>
        <draw:connector draw:style-name="gr13" draw:text-style-name="P4" draw:layer="layout" draw:type="line" svg:x1="11.1cm" svg:y1="6.601cm" svg:x2="13.901cm" svg:y2="14.599cm" draw:start-shape="id6" draw:start-glue-point="8" draw:end-shape="id11" draw:end-glue-point="3" svg:d="M11100 6601l2801 7998" svg:viewBox="0 0 2802 7999">
          <text:p/>
        </draw:connector>
        <draw:connector draw:style-name="gr14" draw:text-style-name="P4" draw:layer="layout" draw:type="line" svg:x1="11cm" svg:y1="13.5cm" svg:x2="13.901cm" svg:y2="14.599cm" draw:start-shape="id5" draw:start-glue-point="8" draw:end-shape="id11" svg:d="M11000 13500l2901 1099" svg:viewBox="0 0 2902 1100">
          <text:p/>
        </draw:connector>
        <draw:connector draw:style-name="gr10" draw:text-style-name="P4" draw:layer="layout" draw:type="line" svg:x1="18.4cm" svg:y1="9.75cm" svg:x2="15.65cm" svg:y2="12.999cm" draw:start-shape="id10" draw:start-glue-point="6" draw:end-shape="id11" draw:end-glue-point="0" svg:d="M18400 9750l-2750 3249" svg:viewBox="0 0 2751 3250">
          <text:p/>
        </draw:connector>
        <draw:custom-shape draw:style-name="gr2" draw:text-style-name="P1" xml:id="id13" draw:id="id13" draw:layer="layout" svg:width="3.2cm" svg:height="1.801cm" svg:x="14.1cm" svg:y="17.299cm">
          <text:p text:style-name="P1"><text:span text:style-name="T1">YADB</text:span></text:p>
          <text:p text:style-name="P1"><text:span text:style-name="T1">YaMerg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xml:id="id14" draw:id="id14" draw:layer="layout" svg:width="3.2cm" svg:height="1.801cm" svg:x="4.7cm" svg:y="17.3cm">
          <text:p text:style-name="P1"><text:span text:style-name="T1">IDAExpor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7" draw:text-style-name="P4" draw:layer="layout" draw:type="line" svg:x1="20.45cm" svg:y1="16cm" svg:x2="17.3cm" svg:y2="18.199cm" draw:start-shape="id12" draw:start-glue-point="7" draw:end-shape="id13" svg:d="M20450 16000l-3150 2199" svg:viewBox="0 0 3151 2200">
          <text:p/>
        </draw:connector>
        <draw:custom-shape draw:style-name="gr1" draw:text-style-name="P1" xml:id="id15" draw:id="id15" draw:layer="layout" svg:width="2cm" svg:height="2.601cm" svg:x="1cm" svg:y="16.9cm">
          <text:p text:style-name="P1"><text:span text:style-name="T1">IDB</text:span></text:p>
          <text:p text:style-name="P1"><text:span text:style-name="T1">B_loca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4" draw:layer="layout" draw:type="line" svg:x1="4.7cm" svg:y1="18.2cm" svg:x2="3cm" svg:y2="18.201cm" draw:start-shape="id14" draw:start-glue-point="3" draw:end-shape="id15" draw:end-glue-point="8" svg:d="M4700 18200l-1700 1" svg:viewBox="0 0 1701 2">
          <text:p/>
        </draw:connector>
        <draw:connector draw:style-name="gr8" draw:text-style-name="P4" draw:layer="layout" draw:type="line" svg:x1="22.528cm" svg:y1="17.833cm" svg:x2="24.692cm" svg:y2="17.833cm" svg:d="M22528 17833h2164" svg:viewBox="0 0 2165 1">
          <text:p/>
        </draw:connector>
        <draw:connector draw:style-name="gr9" draw:text-style-name="P4" draw:layer="layout" draw:type="line" svg:x1="22.536cm" svg:y1="18.6cm" svg:x2="24.7cm" svg:y2="18.6cm" svg:d="M22536 18600h2164" svg:viewBox="0 0 2165 1">
          <text:p/>
        </draw:connector>
        <draw:connector draw:style-name="gr14" draw:text-style-name="P4" draw:layer="layout" draw:type="line" svg:x1="22.5cm" svg:y1="19.3cm" svg:x2="24.664cm" svg:y2="19.3cm" svg:d="M22500 19300h2164" svg:viewBox="0 0 2165 1">
          <text:p/>
        </draw:connector>
        <draw:frame draw:style-name="gr15" draw:text-style-name="P5" draw:layer="layout" svg:width="3.406cm" svg:height="0.725cm" svg:x="24.921cm" svg:y="17.475cm">
          <draw:text-box>
            <text:p><text:span text:style-name="T1">Première étape</text:span></text:p>
          </draw:text-box>
        </draw:frame>
        <draw:frame draw:style-name="gr15" draw:text-style-name="P5" draw:layer="layout" svg:width="3.368cm" svg:height="0.725cm" svg:x="24.9cm" svg:y="18.175cm">
          <draw:text-box>
            <text:p><text:span text:style-name="T1">Seconde étape</text:span></text:p>
          </draw:text-box>
        </draw:frame>
        <draw:frame draw:style-name="gr15" draw:text-style-name="P5" draw:layer="layout" svg:width="3.313cm" svg:height="0.725cm" svg:x="24.9cm" svg:y="18.975cm">
          <draw:text-box>
            <text:p><text:span text:style-name="T1">Dernière étape</text:span></text:p>
          </draw:text-box>
        </draw:frame>
        <draw:frame draw:style-name="gr15" draw:text-style-name="P6" draw:layer="layout" svg:width="10.226cm" svg:height="0.962cm" svg:x="1.1cm" svg:y="1.1cm">
          <draw:text-box>
            <text:p>Principe de fonctionnement YaTool</text:p>
          </draw:text-box>
        </draw:frame>
        <draw:custom-shape draw:style-name="gr16" draw:text-style-name="P1" xml:id="id17" draw:id="id17" draw:layer="layout" svg:width="3.7cm" svg:height="2cm" svg:x="24cm" svg:y="1.6cm">
          <text:p text:style-name="P7"><text:span text:style-name="T1">Yadb2xml.py</text:span></text:p>
          <text:p text:style-name="P7"><text:span text:style-name="T1">Pour le debug</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xml:id="id16" draw:id="id16" draw:layer="layout" svg:width="2cm" svg:height="2.601cm" svg:x="9cm" svg:y="16.899cm">
          <text:p text:style-name="P1"><text:span text:style-name="T1">YADB</text:span></text:p>
          <text:p text:style-name="P1"><text:span text:style-name="T1">B_loca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4" draw:layer="layout" draw:type="line" svg:x1="14.1cm" svg:y1="18.199cm" svg:x2="11cm" svg:y2="18.199cm" draw:start-shape="id13" draw:start-glue-point="3" draw:end-shape="id16" svg:d="M14100 18199h-3100" svg:viewBox="0 0 3101 1">
          <text:p/>
        </draw:connector>
        <draw:connector draw:style-name="gr7" draw:text-style-name="P4" draw:layer="layout" draw:type="line" svg:x1="9cm" svg:y1="18.2cm" svg:x2="7.9cm" svg:y2="18.2cm" draw:start-shape="id16" draw:start-glue-point="6" draw:end-shape="id14" draw:end-glue-point="1" svg:d="M9000 18200h-1100" svg:viewBox="0 0 1101 1">
          <text:p/>
        </draw:connector>
        <draw:connector draw:style-name="gr17" draw:text-style-name="P4" draw:layer="layout" draw:type="curve" svg:x1="10.1cm" svg:y1="5.3cm" svg:x2="24cm" svg:y2="2.6cm" draw:start-shape="id6" draw:start-glue-point="5" draw:end-shape="id17" draw:end-glue-point="3" svg:d="M10100 5300c0-1800 4633-2700 13900-2700" svg:viewBox="0 0 13901 27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2T15:18:15.081838864</meta:creation-date>
    <dc:date>2019-06-12T15:44:45.139668708</dc:date>
    <meta:editing-duration>PT26M28S</meta:editing-duration>
    <meta:editing-cycles>12</meta:editing-cycles>
    <meta:generator>LibreOffice/5.2.7.2$Linux_X86_64 LibreOffice_project/20m0$Build-2</meta:generator>
    <meta:document-statistic meta:object-count="46"/>
  </office:meta>
</office:document-meta>
</file>